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Example.setTestLocalDateTime( LocalDateTime testLocal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Example.getTestLocal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